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First_20_paragraph">Upper East Side, New York, NY<text:line-break/>914-482-2364<text:line-break/><text:a xlink:type="simple" xlink:href="mailto://brianephraim@gmail.com" office:name=""><text:span text:style-name="Definition">brianephraim@gmail.com</text:span></text:a><text:line-break/><text:a xlink:type="simple" xlink:href="http://twitter.com/brianephraim" office:name=""><text:span text:style-name="Definition">@brianephraim</text:span></text:a><text:line-break/><text:a xlink:type="simple" xlink:href="http://www.linkedin.com/profile/view?id=112481106" office:name=""><text:span text:style-name="Definition">linkedin.com/profile/view?id=112481106</text:span></text:a><text:line-break/><text:a xlink:type="simple" xlink:href="http://github.com/defualt" office:name=""><text:span text:style-name="Definition">github.com/defualt</text:span></text:a><text:line-break/><text:a xlink:type="simple" xlink:href="https://gist.github.com/defualt" office:name=""><text:span text:style-name="Definition">gist.github.com/defualt</text:span></text:a></text:p>
      <text:h text:style-name="Heading_20_2" text:outline-level="2">Code samples (unminified, view source)</text:h>
      <text:list text:style-name="L1">
        <text:list-item>
          <text:p text:style-name="P1"><text:a xlink:type="simple" xlink:href="http://defualt.github.io/sloganizer/" office:name=""><text:span text:style-name="Definition">defualt.github.io/sloganizer/</text:span></text:a></text:p>
        </text:list-item>
        <text:list-item>
          <text:p text:style-name="P1"><text:a xlink:type="simple" xlink:href="http://defualt.github.io/accordionizer/" office:name=""><text:span text:style-name="Definition">defualt.github.io/accordionizer/</text:span></text:a></text:p>
        </text:list-item>
        <text:list-item>
          <text:p text:style-name="P1"><text:a xlink:type="simple" xlink:href="http://www.inperson.in" office:name=""><text:span text:style-name="Definition">www.inperson.in</text:span></text:a></text:p>
        </text:list-item>
      </text:list>
      <text:p text:style-name="Horizontal_20_Line"/>
      <text:h text:style-name="Heading_20_2" text:outline-level="2">Technology experience</text:h>
      <text:h text:style-name="Heading_20_3" text:outline-level="3">Javascript</text:h>
      <text:p text:style-name="First_20_paragraph">Angular - jQuery - Grunt - RequireJs - WebSockets - AJAX - Backbone - Meteor - Bower</text:p>
      <text:h text:style-name="Heading_20_3" text:outline-level="3">CSS3</text:h>
      <text:p text:style-name="First_20_paragraph">Sass - Bourbon - LESS - Bootstrap - Foundation</text:p>
      <text:h text:style-name="Heading_20_3" text:outline-level="3">Backend</text:h>
      <text:p text:style-name="First_20_paragraph">Node - MongoDB - AWS - PHP - MySQL</text:p>
      <text:h text:style-name="Heading_20_3" text:outline-level="3">Version Control</text:h>
      <text:p text:style-name="First_20_paragraph">Git - SVN - CVS</text:p>
      <text:p text:style-name="Horizontal_20_Line"/>
      <text:h text:style-name="Heading_20_2" text:outline-level="2">Expertise</text:h>
      <text:p text:style-name="First_20_paragraph">Single page, mobile first, native-like web apps - Architecture - Development - Deployment - Workflow - Backend integraion - API modeling - Debugging - Product and feature design</text:p>
      <text:p text:style-name="Horizontal_20_Line"/>
      <text:h text:style-name="Heading_20_2" text:outline-level="2">Professional Development</text:h>
      <text:h text:style-name="Heading_20_3" text:outline-level="3">OKCupid - Frontend Engineer, Frontend Engineer, November 2013 - Present</text:h>
      <text:list text:style-name="L2">
        <text:list-item>
          <text:p text:style-name="P2">Implementing the front-end redesign of multiple mobile-web dating properties</text:p>
        </text:list-item>
        <text:list-item>
          <text:p text:style-name="P2">Developing entire Angular single page mobile web apps from the ground up</text:p>
        </text:list-item>
        <text:list-item>
          <text:p text:style-name="P2">Coding advanced, cross-browser features:</text:p>
          <text:list text:style-name="L3"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 sockets</text:p>
            </text:list-item>
            <text:list-item>
              <text:p text:style-name="P3">Tinder-style card swiping</text:p>
            </text:list-item>
            <text:list-item>
              <text:p text:style-name="P3">animated screen transitions with fluid framerates and 3D effects</text:p>
            </text:list-item>
            <text:list-item>
              <text:p text:style-name="P3">swip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featureful Grunt development environment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Coding in both sole-ownership and team-contributor scenarios</text:p>
        </text:list-item>
        <text:list-item>
          <text:p text:style-name="P2">Migrating architecture between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Architecting an AngularJs HTML5 app within a hybrid iPad app with transactional functionality.</text:p>
        </text:list-item>
        <text:list-item>
          <text:p text:style-name="P5">Directing and merging code contributions.</text:p>
        </text:list-item>
        <text:list-item>
          <text:p text:style-name="P5">Coordinating production deployment.</text:p>
        </text:list-item>
        <text:list-item>
          <text:p text:style-name="P5">Estimating tasks, researching technology, and planning for future initiatives.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 privacy focused social networking platform for finding people to meet in person to do activities or have conversations.</text:p>
        </text:list-item>
        <text:list-item>
          <text:p text:style-name="P6">Coordinating business needs with lawyer, accountant, and consultants.</text:p>
        </text:list-item>
        <text:list-item>
          <text:p text:style-name="P6">Developing the platform, consisting of a single page HTML5 mobile web app with user generated content, hosted on Amazon, with PHP/MySQL backend.</text:p>
        </text:list-item>
      </text:list>
      <text:h text:style-name="Heading_20_3" text:outline-level="3">Alexander Interactive - Front End Web Developer, May 2011 - March 2012</text:h>
      <text:list text:style-name="L7">
        <text:list-item>
          <text:p text:style-name="P7">Serving E-commerce clients such as Lowe’s Home Improvement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</text:list>
      <text:h text:style-name="Heading_20_3" text:outline-level="3">KickApps/Kit Digital - Front End Web Developer, October 2010 - May 2011</text:h>
      <text:p text:style-name="First_20_paragraph">Developing social portals for such clients as:</text:p>
      <text:list text:style-name="L8">
        <text:list-item>
          <text:p text:style-name="P8">The Doctor Oz TV Show</text:p>
        </text:list-item>
        <text:list-item>
          <text:p text:style-name="P8">MIT University</text:p>
        </text:list-item>
        <text:list-item>
          <text:p text:style-name="P8">Penguin publishers</text:p>
        </text:list-item>
        <text:list-item>
          <text:p text:style-name="P8">Book Of Cool</text:p>
        </text:list-item>
        <text:list-item>
          <text:p text:style-name="P8">Squabbler</text:p>
        </text:list-item>
        <text:list-item>
          <text:p text:style-name="P8">Sharecare</text:p>
        </text:list-item>
        <text:list-item>
          <text:p text:style-name="P8">Leap4Life</text:p>
        </text:list-item>
      </text:list>
      <text:h text:style-name="Heading_20_3" text:outline-level="3">Rail Europe - Web designer, October 2006 - October 2010</text:h>
      <text:list text:style-name="L9">
        <text:list-item>
          <text:p text:style-name="P9">developing mobile and desktop web front end</text:p>
        </text:list-item>
      </text:list>
      <text:h text:style-name="Heading_20_3" text:outline-level="3">Epoch - Audio Engineer/Guitarist, 2005 - 2006</text:h>
      <text:list text:style-name="L10">
        <text:list-item>
          <text:p text:style-name="P10">writing songs</text:p>
        </text:list-item>
        <text:list-item>
          <text:p text:style-name="P10">performing shows</text:p>
        </text:list-item>
        <text:list-item>
          <text:p text:style-name="P10">audio engineering recordings</text:p>
        </text:list-item>
        <text:list-item>
          <text:p text:style-name="P10">assembling and programming electronic instruments</text:p>
        </text:list-item>
        <text:list-item>
          <text:p text:style-name="P10">building the band's website</text:p>
        </text:list-item>
      </text:list>
      <text:h text:style-name="Heading_20_3" text:outline-level="3">Regeneron Pharmaceuticals - Graphic designer, July 2000 - October 2005</text:h>
      <text:list text:style-name="L11">
        <text:list-item>
          <text:p text:style-name="P11">Designing logos, banners, posters, fliers and presentation materials</text:p>
        </text:list-item>
        <text:list-item>
          <text:p text:style-name="P11">Preparing images for patent submission</text:p>
        </text:list-item>
        <text:list-item>
          <text:p text:style-name="P11">Formatting scientific imagery for publication</text:p>
        </text:list-item>
      </text:list>
      <text:h text:style-name="Heading_20_2" text:outline-level="2">Education</text:h>
      <text:p text:style-name="First_20_paragraph">Philosophy Major, Bachelor of Arts, Ithaca College, Ithaca, 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